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ist_20_1">
      <style:text-properties officeooo:paragraph-rsid="0019c03f"/>
    </style:style>
    <style:style style:name="P2" style:family="paragraph" style:parent-style-name="Standard" style:list-style-name="List_20_1">
      <style:text-properties officeooo:paragraph-rsid="00264f74"/>
    </style:style>
    <style:style style:name="P3" style:family="paragraph" style:parent-style-name="Standard" style:list-style-name="List_20_1">
      <style:text-properties officeooo:paragraph-rsid="002fc71c"/>
    </style:style>
    <style:style style:name="P4" style:family="paragraph" style:parent-style-name="Standard" style:list-style-name="List_20_1">
      <style:text-properties officeooo:rsid="0019c03f" officeooo:paragraph-rsid="0019c03f"/>
    </style:style>
    <style:style style:name="P5" style:family="paragraph" style:parent-style-name="Standard" style:list-style-name="List_20_1">
      <style:text-properties officeooo:rsid="001cff1a" officeooo:paragraph-rsid="001cff1a"/>
    </style:style>
    <style:style style:name="P6" style:family="paragraph" style:parent-style-name="Standard" style:list-style-name="List_20_1">
      <style:text-properties officeooo:rsid="001cff1a" officeooo:paragraph-rsid="00264f74"/>
    </style:style>
    <style:style style:name="P7" style:family="paragraph" style:parent-style-name="Standard" style:list-style-name="List_20_1">
      <style:text-properties officeooo:rsid="00228777" officeooo:paragraph-rsid="00228777"/>
    </style:style>
    <style:style style:name="P8" style:family="paragraph" style:parent-style-name="Standard" style:list-style-name="List_20_1">
      <style:text-properties officeooo:rsid="00264f74" officeooo:paragraph-rsid="00264f74"/>
    </style:style>
    <style:style style:name="P9" style:family="paragraph" style:parent-style-name="Standard" style:list-style-name="List_20_1">
      <style:text-properties officeooo:rsid="0028a563" officeooo:paragraph-rsid="0028a563"/>
    </style:style>
    <style:style style:name="P10" style:family="paragraph" style:parent-style-name="Standard" style:list-style-name="List_20_1">
      <style:text-properties officeooo:rsid="0028faab" officeooo:paragraph-rsid="0028faab"/>
    </style:style>
    <style:style style:name="P11" style:family="paragraph" style:parent-style-name="Standard" style:list-style-name="List_20_1">
      <style:text-properties officeooo:rsid="0028faab" officeooo:paragraph-rsid="002a3270"/>
    </style:style>
    <style:style style:name="P12" style:family="paragraph" style:parent-style-name="Standard" style:list-style-name="List_20_1">
      <style:text-properties officeooo:rsid="0028faab" officeooo:paragraph-rsid="002b435a"/>
    </style:style>
    <style:style style:name="P13" style:family="paragraph" style:parent-style-name="Standard" style:list-style-name="List_20_1">
      <style:text-properties officeooo:rsid="002ed0cf" officeooo:paragraph-rsid="002ed0cf"/>
    </style:style>
    <style:style style:name="P14" style:family="paragraph" style:parent-style-name="Standard">
      <style:text-properties officeooo:rsid="00304e7c" officeooo:paragraph-rsid="00304e7c"/>
    </style:style>
    <style:style style:name="T1" style:family="text">
      <style:text-properties officeooo:rsid="0019c03f"/>
    </style:style>
    <style:style style:name="T2" style:family="text">
      <style:text-properties officeooo:rsid="001a8983"/>
    </style:style>
    <style:style style:name="T3" style:family="text">
      <style:text-properties officeooo:rsid="001b257d"/>
    </style:style>
    <style:style style:name="T4" style:family="text">
      <style:text-properties officeooo:rsid="001ed4c7"/>
    </style:style>
    <style:style style:name="T5" style:family="text">
      <style:text-properties officeooo:rsid="00228777"/>
    </style:style>
    <style:style style:name="T6" style:family="text">
      <style:text-properties officeooo:rsid="0023359c"/>
    </style:style>
    <style:style style:name="T7" style:family="text">
      <style:text-properties officeooo:rsid="0024c23d"/>
    </style:style>
    <style:style style:name="T8" style:family="text">
      <style:text-properties officeooo:rsid="00264f74"/>
    </style:style>
    <style:style style:name="T9" style:family="text">
      <style:text-properties officeooo:rsid="0027f35d"/>
    </style:style>
    <style:style style:name="T10" style:family="text">
      <style:text-properties officeooo:rsid="0028a563"/>
    </style:style>
    <style:style style:name="T11" style:family="text">
      <style:text-properties officeooo:rsid="0028faab"/>
    </style:style>
    <style:style style:name="T12" style:family="text">
      <style:text-properties officeooo:rsid="002a3270"/>
    </style:style>
    <style:style style:name="T13" style:family="text">
      <style:text-properties officeooo:rsid="002b435a"/>
    </style:style>
    <style:style style:name="T14" style:family="text">
      <style:text-properties officeooo:rsid="002cdee7"/>
    </style:style>
    <style:style style:name="T15" style:family="text">
      <style:text-properties officeooo:rsid="002ee047"/>
    </style:style>
    <style:style style:name="T16" style:family="text">
      <style:text-properties officeooo:rsid="002fc71c"/>
    </style:style>
    <style:style style:name="T17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8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304e7c" style:font-size-asian="10pt" style:font-style-asian="normal" style:font-weight-asian="normal" style:text-emphasize="none"/>
    </style:style>
    <style:style style:name="T19" style:family="text">
      <style:text-properties officeooo:rsid="00304e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Notas para el currículum</text:p>
      <text:p text:style-name="P14"/>
      <text:list xml:id="list3642336764" text:style-name="List_20_1">
        <text:list-item>
          <text:p text:style-name="P10">2014 Concurso Nacional de Informática Segundo Lugar nacional</text:p>
        </text:list-item>
        <text:list-item>
          <text:p text:style-name="P12">2015 Concurso Local ACM-ICPC 2015-2016 Primer Lugar (<text:span text:style-name="T13">equipo invitado de preuniversitario</text:span>)</text:p>
        </text:list-item>
        <text:list-item>
          <text:p text:style-name="P12">2015 Concurso Nacional ACM-ICPC 2015-2016 Primer Lugar (<text:span text:style-name="T13">equipo invitado de preuniversitario</text:span>)</text:p>
        </text:list-item>
        <text:list-item>
          <text:p text:style-name="P9">2015 Copa regional de Concurso de Inforática para Preuniversitarios <text:span text:style-name="T11">Tercer Lugar</text:span></text:p>
        </text:list-item>
        <text:list-item>
          <text:p text:style-name="P9">2016 Representante por Cuba en la Competencia Iberoamericana de Informática por correspondencia</text:p>
        </text:list-item>
        <text:list-item>
          <text:p text:style-name="P9">2016 Integrante de la Preselección nacional a las olimpiadas internacionales de Informática (reconocimiento del Ministerio de Educación de la república de Cuba)</text:p>
        </text:list-item>
        <text:list-item>
          <text:p text:style-name="P10">2017 IV Copa de Programación UCLV </text:p>
        </text:list-item>
        <text:list-item>
          <text:p text:style-name="P12">2017 Final Cubana ACM-ICPC Séptimo Lugar <text:span text:style-name="T12">Team3C-1 </text:span>(<text:span text:style-name="T13">equipo invitado de preuniversitario</text:span>)</text:p>
          <text:p text:style-name="P11">2017 Final Caribeña ACM-ICPC <text:span text:style-name="T12">Lugar 26 </text:span><text:span text:style-name="T14">en el Caribe Lugar 200 en Latam </text:span><text:span text:style-name="T12">(</text:span><text:span text:style-name="T13">equipo invitado de preuniversitario</text:span><text:span text:style-name="T12">) </text:span><text:a xlink:type="simple" xlink:href="https://matcomgrader.com/media/posts/5167/ranking/caribbean.png" text:style-name="Internet_20_link" text:visited-style-name="Visited_20_Internet_20_Link"><text:span text:style-name="T12">https://matcomgrader.com/media/posts/5167/ranking/caribbean.png</text:span></text:a><text:span text:style-name="T12"> </text:span><text:a xlink:type="simple" xlink:href="https://matcomgrader.com/media/posts/5167/ranking/general.png" text:style-name="Internet_20_link" text:visited-style-name="Visited_20_Internet_20_Link"><text:span text:style-name="T12">https://matcomgrader.com/media/posts/5167/ranking/general.png</text:span></text:a></text:p>
        </text:list-item>
        <text:list-item>
          <text:p text:style-name="P13">201<text:span text:style-name="T15">8</text:span> Otorgamiento de Carrera directa por resultados relevantes en Concurso Internacional de informática (Final Caribeña ACM-ICPC <text:span text:style-name="T15">2017</text:span>)</text:p>
        </text:list-item>
        <text:list-item>
          <text:p text:style-name="P3"><text:span text:style-name="T16">2018 Concurso Nacional ACM-ICPC 2018 Lugar 13 en el Caribe </text:span><text:span text:style-name="T19">UH-KEJ </text:span><text:a xlink:type="simple" xlink:href="https://icpc.global/regionals/finder/cnc-2018/standings" text:style-name="Internet_20_link" text:visited-style-name="Visited_20_Internet_20_Link"><text:span text:style-name="T17">https://icpc.global/regionals/finder/cnc-2018/standings</text:span></text:a></text:p>
        </text:list-item>
        <text:list-item>
          <text:p text:style-name="P4">2018 MATCOM Game Festival Videojuego “El Origen” premiado 3er lugar (poner diploma)</text:p>
        </text:list-item>
        <text:list-item>
          <text:p text:style-name="P2"><text:span text:style-name="T1">2018 </text:span><text:span text:style-name="T2">Diseño de un modelo de predicción de los resultados de los panamericanos Lima 201</text:span><text:span text:style-name="T3">9</text:span><text:span text:style-name="T2"> utilizando machine Learning (mejor predicción a nivel mundial de los resultados de Cuba) </text:span><text:a xlink:type="simple" xlink:href="http://www.postdata.club/issues/201907/el-medallero-de-lima-2019-que-se-puede-esperar.html" text:style-name="Internet_20_link" text:visited-style-name="Visited_20_Internet_20_Link"><text:span text:style-name="T2">http://www.postdata.club/issues/201907/el-medallero-de-lima-2019-que-se-puede-esperar.html</text:span></text:a></text:p>
        </text:list-item>
        <text:list-item>
          <text:p text:style-name="P8">2020 Competición en driven data <text:span text:style-name="T9">para la predicción de casos de Dengue basados en variables meteorológicas </text:span><text:span text:style-name="T10">utilizando Machine Learning y Deep Learning </text:span>(<text:a xlink:type="simple" xlink:href="https://www.drivendata.org/competitions/44/dengai-predicting-disease-spread/" text:style-name="Internet_20_link" text:visited-style-name="Visited_20_Internet_20_Link">https://www.drivendata.org/competitions/44/dengai-predicting-disease-spread/</text:a>) https://github.com/JavierOramas/DengAI</text:p>
        </text:list-item>
        <text:list-item>
          <text:p text:style-name="P8">2020 Servidor y cliente para la visualizacion de temperaturas de discos y microprocesador de manera remota <text:a xlink:type="simple" xlink:href="https://github.com/JavierOramas/temperatureMonitor" text:style-name="Internet_20_link" text:visited-style-name="Visited_20_Internet_20_Link">https://github.com/JavierOramas/temperatureMonitor</text:a></text:p>
        </text:list-item>
        <text:list-item>
          <text:p text:style-name="P5">2020 Desarrollo de aplicación Covid19CubaData para el análisis de los datos de la covid en cuba <text:a xlink:type="simple" xlink:href="https://github.com/covid19cuba/covid19cuba-action" text:style-name="Internet_20_link" text:visited-style-name="Visited_20_Internet_20_Link">https://github.com/covid19cuba/covid19cuba-action</text:a></text:p>
        </text:list-item>
        <text:list-item>
          <text:p text:style-name="P1"><text:span text:style-name="T1">2020 python pizza holguín 2020 (video-diet: poniendo a dieta tu almacenamiento) </text:span><text:a xlink:type="simple" xlink:href="https://youtu.be/c--NOwM5W-0" text:style-name="Internet_20_link" text:visited-style-name="Visited_20_Internet_20_Link"><text:span text:style-name="T1">https://youtu.be/c--NOwM5W-0</text:span></text:a><text:span text:style-name="T1"> </text:span></text:p>
        </text:list-item>
        <text:list-item>
          <text:p text:style-name="P6">2021 Desarrollo aplicación LaLuu para estimar el consumo electrico basado en los equipos y las oras de uso de los mismos <text:span text:style-name="T4">(</text:span><text:a xlink:type="simple" xlink:href="https://www.artemisa.gob.cu/es/actualidad/noticias/9806-llego-febrero-calcula-tu-gasto-electrico-con-esta-apps" text:style-name="Internet_20_link" text:visited-style-name="Visited_20_Internet_20_Link"><text:span text:style-name="T4">https://www.artemisa.gob.cu/es/actualidad/noticias/9806-llego-febrero-calcula-tu-gasto-electrico-con-esta-apps</text:span></text:a><text:span text:style-name="T4">, </text:span><text:a xlink:type="simple" xlink:href="http://www.juventudtecnica.cu/sites/default/files/jt_420.pdf" text:style-name="Internet_20_link" text:visited-style-name="Visited_20_Internet_20_Link"><text:span text:style-name="T4">http://www.juventudtecnica.cu/sites/default/files/jt_420.pdf</text:span></text:a><text:span text:style-name="T4">) </text:span><text:a xlink:type="simple" xlink:href="https://www.apklis.cu/application/com.geeksLabTech.LaLuu" text:style-name="Internet_20_link" text:visited-style-name="Visited_20_Internet_20_Link">https://www.apklis.cu/application/com.geeksLabTech.LaLu</text:a><text:a xlink:type="simple" xlink:href="https://www.apklis.cu/application/com.geeksLabTech.LaLuu" text:style-name="Internet_20_link" text:visited-style-name="Visited_20_Internet_20_Link"><text:span text:style-name="T8">u</text:span></text:a><text:span text:style-name="T8">)</text:span></text:p>
        </text:list-item>
        <text:list-item>
          <text:p text:style-name="P7">2021 Proyecto académico TicTacToe con minimax <text:a xlink:type="simple" xlink:href="https://github.com/JavierOramas/TicTacToe_AI" text:style-name="Internet_20_link" text:visited-style-name="Visited_20_Internet_20_Link">https://github.com/JavierOramas/TicTacToe_AI</text:a></text:p>
        </text:list-item>
        <text:list-item>
          <text:p text:style-name="P7">2021 Bot para automatizar respuestas con una base de conocimiento <text:span text:style-name="T6">de preguntas frecuentes para </text:span><text:span text:style-name="T7">el</text:span><text:span text:style-name="T6"> sitio web de una empresa</text:span> <text:a xlink:type="simple" xlink:href="https://github.com/JavierOramas/FAQ-Chat-Bot-Nous" text:style-name="Internet_20_link" text:visited-style-name="Visited_20_Internet_20_Link">https://github.com/JavierOramas/FAQ-Chat-Bot-Nous</text:a></text:p>
        </text:list-item>
        <text:list-item>
          <text:p text:style-name="P5"><text:span text:style-name="T5">2021 Proyecto académico desarrollo en C de un Shell de Linux </text:span><text:a xlink:type="simple" xlink:href="https://github.com/geeksLabTech/SO_Shell" text:style-name="Internet_20_link" text:visited-style-name="Visited_20_Internet_20_Link">https://github.com/geeksLabTech/SO_Shell</text:a>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3T19:34:56.900152800</meta:creation-date>
    <dc:date>2022-01-23T23:36:07.172599158</dc:date>
    <meta:editing-duration>PT33M59S</meta:editing-duration>
    <meta:editing-cycles>14</meta:editing-cycles>
    <meta:generator>LibreOffice/7.2.5.2.0$Linux_X86_64 LibreOffice_project/20$Build-2</meta:generator>
    <meta:document-statistic meta:table-count="0" meta:image-count="0" meta:object-count="0" meta:page-count="1" meta:paragraph-count="22" meta:word-count="341" meta:character-count="2975" meta:non-whitespace-character-count="2675"/>
  </office:meta>
</office:document-meta>
</file>